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T1" style:family="text">
      <style:text-properties officeooo:rsid="0014b8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#Table1|table" text:style-name="Internet_20_link" text:visited-style-name="Visited_20_Internet_20_Link"><text:span text:style-name="T1">#Table1|table</text:span></text:a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0T10:39:56.882000000</meta:creation-date>
    <dc:date>2019-09-20T12:35:43.398000000</dc:date>
    <meta:editing-duration>PT1H55M47S</meta:editing-duration>
    <meta:editing-cycles>1</meta:editing-cycles>
    <meta:document-statistic meta:table-count="1" meta:image-count="0" meta:object-count="0" meta:page-count="2" meta:paragraph-count="1" meta:word-count="1" meta:character-count="13" meta:non-whitespace-character-count="13"/>
    <meta:generator>LibreOfficeDev/6.4.0.0.alpha0$Windows_X86_64 LibreOffice_project/0d90da9ea0a23c9c4afac62025208559b1496a0e</meta:generator>
  </office:meta>
</office:document-meta>
</file>